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veloping tools in R to inform response to disease outbreaks, health emergencies and humanitarian crises</text:p>
      <text:p text:style-name="Standard"/>
      <text:p text:style-name="Standard">The R Epidemics Consortium (RECON) is an international not-for-profit, non-governmental organisation gathering experts in data science, modelling methodology, public health, and software development to create the next generation of analytics tools for informing the response to disease outbreaks, health emergencies and humanitarian crises, using the R software and other free, open-source resources. This includes packages specifically designed for handling, visualising, and analysing outbreak data using cutting-edge statistical methods, as well as more general-purpose tools for data cleaning, versioning, and encryption, and system infrastruc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eu Rolland</meta:initial-creator>
    <meta:creation-date>2020-11-25T15:55:07.116640177</meta:creation-date>
    <dc:date>2020-11-28T22:35:59.180919724</dc:date>
    <dc:creator>Matthieu Rolland</dc:creator>
    <meta:editing-duration>P3DT6H29M59S</meta:editing-duration>
    <meta:editing-cycles>1</meta:editing-cycles>
    <meta:document-statistic meta:table-count="0" meta:image-count="0" meta:object-count="0" meta:page-count="1" meta:paragraph-count="2" meta:word-count="98" meta:character-count="757" meta:non-whitespace-character-count="661"/>
    <meta:generator>LibreOffice/7.0.2.2$Linux_X86_64 LibreOffice_project/00$Build-2</meta:generator>
  </office:meta>
</office:document-meta>
</file>